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9cm"/>
    </style:style>
    <style:style style:name="co2" style:family="table-column">
      <style:table-column-properties fo:break-before="auto" style:column-width="1.475cm"/>
    </style:style>
    <style:style style:name="co3" style:family="table-column">
      <style:table-column-properties fo:break-before="auto" style:column-width="1.087cm"/>
    </style:style>
    <style:style style:name="co4" style:family="table-column">
      <style:table-column-properties fo:break-before="auto" style:column-width="4.888cm"/>
    </style:style>
    <style:style style:name="co5" style:family="table-column">
      <style:table-column-properties fo:break-before="auto" style:column-width="4.029cm"/>
    </style:style>
    <style:style style:name="co6" style:family="table-column">
      <style:table-column-properties fo:break-before="auto" style:column-width="4.277cm"/>
    </style:style>
    <style:style style:name="co7" style:family="table-column">
      <style:table-column-properties fo:break-before="auto" style:column-width="2.168cm"/>
    </style:style>
    <style:style style:name="co8" style:family="table-column">
      <style:table-column-properties fo:break-before="auto" style:column-width="2.752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VilleMTP_MTP_PAE_201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row table:style-name="ro1">
          <table:table-cell office:value-type="string">
            <text:p>TYPE,C,16</text:p>
          </table:table-cell>
          <table:table-cell office:value-type="string">
            <text:p>CODCOMM,C,6</text:p>
          </table:table-cell>
          <table:table-cell office:value-type="string">
            <text:p>ID_CONT,N,10,0</text:p>
          </table:table-cell>
          <table:table-cell office:value-type="string">
            <text:p>INDICE_1,C,80</text:p>
          </table:table-cell>
          <table:table-cell office:value-type="string">
            <text:p>INDICE_2,C,80</text:p>
          </table:table-cell>
          <table:table-cell office:value-type="string">
            <text:p>COMENT,C,80</text:p>
          </table:table-cell>
          <table:table-cell office:value-type="string">
            <text:p>SURFACE,N,19,8</text:p>
          </table:table-cell>
          <table:table-cell office:value-type="string">
            <text:p>AREA,N,19,11</text:p>
          </table:table-cell>
          <table:table-cell office:value-type="string">
            <text:p>LEN,N,19,11</text:p>
          </table:table-cell>
        </table:table-row>
        <table:table-row table:style-name="ro1">
          <table:table-cell office:value-type="string">
            <text:p>PAES</text:p>
          </table:table-cell>
          <table:table-cell office:value-type="string">
            <text:p>340172</text:p>
          </table:table-cell>
          <table:table-cell office:value-type="float" office:value="1">
            <text:p>1</text:p>
          </table:table-cell>
          <table:table-cell office:value-type="string">
            <text:p>PAE Tournezy</text:p>
          </table:table-cell>
          <table:table-cell office:value-type="string">
            <text:p>DCM du 31/05/1999</text:p>
          </table:table-cell>
          <table:table-cell/>
          <table:table-cell office:value-type="float" office:value="61734.72">
            <text:p>61734,72</text:p>
          </table:table-cell>
          <table:table-cell office:value-type="float" office:value="61786.1996758">
            <text:p>61786,1996758</text:p>
          </table:table-cell>
          <table:table-cell office:value-type="float" office:value="1134.19764186">
            <text:p>1134,19764186</text:p>
          </table:table-cell>
        </table:table-row>
        <table:table-row table:style-name="ro1">
          <table:table-cell office:value-type="string">
            <text:p>PAES</text:p>
          </table:table-cell>
          <table:table-cell office:value-type="string">
            <text:p>340172</text:p>
          </table:table-cell>
          <table:table-cell office:value-type="float" office:value="2">
            <text:p>2</text:p>
          </table:table-cell>
          <table:table-cell office:value-type="string">
            <text:p>PAE Terre de l'Hirondelle</text:p>
          </table:table-cell>
          <table:table-cell office:value-type="string">
            <text:p>DCM du 18/11/1993</text:p>
          </table:table-cell>
          <table:table-cell/>
          <table:table-cell office:value-type="float" office:value="23658.38">
            <text:p>23658,38</text:p>
          </table:table-cell>
          <table:table-cell office:value-type="float" office:value="23678.0287645">
            <text:p>23678,0287645</text:p>
          </table:table-cell>
          <table:table-cell office:value-type="float" office:value="670.095311093">
            <text:p>670,095311093</text:p>
          </table:table-cell>
        </table:table-row>
        <table:table-row table:style-name="ro1">
          <table:table-cell office:value-type="string">
            <text:p>PAES</text:p>
          </table:table-cell>
          <table:table-cell office:value-type="string">
            <text:p>340172</text:p>
          </table:table-cell>
          <table:table-cell office:value-type="float" office:value="3">
            <text:p>3</text:p>
          </table:table-cell>
          <table:table-cell office:value-type="string">
            <text:p>PAE Richemont Marquerose</text:p>
          </table:table-cell>
          <table:table-cell office:value-type="string">
            <text:p>DCM du 26/10/1995</text:p>
          </table:table-cell>
          <table:table-cell/>
          <table:table-cell office:value-type="float" office:value="84497.506">
            <text:p>84497,506</text:p>
          </table:table-cell>
          <table:table-cell office:value-type="float" office:value="84566.8331312">
            <text:p>84566,8331312</text:p>
          </table:table-cell>
          <table:table-cell office:value-type="float" office:value="1564.90443191">
            <text:p>1564,90443191</text:p>
          </table:table-cell>
        </table:table-row>
        <table:table-row table:style-name="ro1">
          <table:table-cell office:value-type="string">
            <text:p>PAES</text:p>
          </table:table-cell>
          <table:table-cell office:value-type="string">
            <text:p>340172</text:p>
          </table:table-cell>
          <table:table-cell office:value-type="float" office:value="5">
            <text:p>5</text:p>
          </table:table-cell>
          <table:table-cell office:value-type="string">
            <text:p>PAE Molière</text:p>
          </table:table-cell>
          <table:table-cell office:value-type="string">
            <text:p>DCM du 25/07/2001</text:p>
          </table:table-cell>
          <table:table-cell/>
          <table:table-cell office:value-type="float" office:value="16909.774">
            <text:p>16909,774</text:p>
          </table:table-cell>
          <table:table-cell office:value-type="float" office:value="16923.5672289">
            <text:p>16923,5672289</text:p>
          </table:table-cell>
          <table:table-cell office:value-type="float" office:value="845.552845806">
            <text:p>845,552845806</text:p>
          </table:table-cell>
        </table:table-row>
        <table:table-row table:style-name="ro1">
          <table:table-cell office:value-type="string">
            <text:p>PAES</text:p>
          </table:table-cell>
          <table:table-cell office:value-type="string">
            <text:p>340172</text:p>
          </table:table-cell>
          <table:table-cell office:value-type="float" office:value="6">
            <text:p>6</text:p>
          </table:table-cell>
          <table:table-cell office:value-type="string">
            <text:p>PAE Saint-Hillaire</text:p>
          </table:table-cell>
          <table:table-cell office:value-type="string">
            <text:p>DCM du 28/02/1991</text:p>
          </table:table-cell>
          <table:table-cell/>
          <table:table-cell office:value-type="float" office:value="39341.298">
            <text:p>39341,298</text:p>
          </table:table-cell>
          <table:table-cell office:value-type="float" office:value="39373.3689533">
            <text:p>39373,3689533</text:p>
          </table:table-cell>
          <table:table-cell office:value-type="float" office:value="929.104301285">
            <text:p>929,104301285</text:p>
          </table:table-cell>
        </table:table-row>
        <table:table-row table:style-name="ro1">
          <table:table-cell office:value-type="string">
            <text:p>PAES</text:p>
          </table:table-cell>
          <table:table-cell office:value-type="string">
            <text:p>340172</text:p>
          </table:table-cell>
          <table:table-cell office:value-type="float" office:value="7">
            <text:p>7</text:p>
          </table:table-cell>
          <table:table-cell office:value-type="string">
            <text:p>PAE du Jardin aux Pivoines</text:p>
          </table:table-cell>
          <table:table-cell office:value-type="string">
            <text:p>DCM du 18/09/1991</text:p>
          </table:table-cell>
          <table:table-cell/>
          <table:table-cell office:value-type="float" office:value="10629.956">
            <text:p>10629,956</text:p>
          </table:table-cell>
          <table:table-cell office:value-type="float" office:value="10638.0317146">
            <text:p>10638,0317146</text:p>
          </table:table-cell>
          <table:table-cell office:value-type="float" office:value="471.919728254">
            <text:p>471,919728254</text:p>
          </table:table-cell>
        </table:table-row>
        <table:table-row table:style-name="ro1">
          <table:table-cell office:value-type="string">
            <text:p>PAES</text:p>
          </table:table-cell>
          <table:table-cell office:value-type="string">
            <text:p>340172</text:p>
          </table:table-cell>
          <table:table-cell office:value-type="float" office:value="8">
            <text:p>8</text:p>
          </table:table-cell>
          <table:table-cell office:value-type="string">
            <text:p>PAE de l'Aiguelongue</text:p>
          </table:table-cell>
          <table:table-cell office:value-type="string">
            <text:p>DCM du 22/12/2003</text:p>
          </table:table-cell>
          <table:table-cell/>
          <table:table-cell office:value-type="float" office:value="208048.139">
            <text:p>208048,139</text:p>
          </table:table-cell>
          <table:table-cell office:value-type="float" office:value="208206.047107">
            <text:p>208206,047107</text:p>
          </table:table-cell>
          <table:table-cell office:value-type="float" office:value="2146.82836298">
            <text:p>2146,82836298</text:p>
          </table:table-cell>
        </table:table-row>
        <table:table-row table:style-name="ro1">
          <table:table-cell office:value-type="string">
            <text:p>PAES</text:p>
          </table:table-cell>
          <table:table-cell office:value-type="string">
            <text:p>340172</text:p>
          </table:table-cell>
          <table:table-cell office:value-type="float" office:value="10">
            <text:p>10</text:p>
          </table:table-cell>
          <table:table-cell office:value-type="string">
            <text:p>PAE Saint Exupéry</text:p>
          </table:table-cell>
          <table:table-cell office:value-type="string">
            <text:p>DCM du 30/04/1999</text:p>
          </table:table-cell>
          <table:table-cell/>
          <table:table-cell office:value-type="float" office:value="32311.739">
            <text:p>32311,739</text:p>
          </table:table-cell>
          <table:table-cell office:value-type="float" office:value="32337.7912626">
            <text:p>32337,7912626</text:p>
          </table:table-cell>
          <table:table-cell office:value-type="float" office:value="816.938170215">
            <text:p>816,938170215</text:p>
          </table:table-cell>
        </table:table-row>
        <table:table-row table:style-name="ro1">
          <table:table-cell office:value-type="string">
            <text:p>PAES</text:p>
          </table:table-cell>
          <table:table-cell office:value-type="string">
            <text:p>340172</text:p>
          </table:table-cell>
          <table:table-cell office:value-type="float" office:value="12">
            <text:p>12</text:p>
          </table:table-cell>
          <table:table-cell office:value-type="string">
            <text:p>PAE de Saint Priest</text:p>
          </table:table-cell>
          <table:table-cell office:value-type="string">
            <text:p>DCM du 26/11/1999</text:p>
          </table:table-cell>
          <table:table-cell/>
          <table:table-cell office:value-type="float" office:value="49963.816">
            <text:p>49963,816</text:p>
          </table:table-cell>
          <table:table-cell office:value-type="float" office:value="50001.2991421">
            <text:p>50001,2991421</text:p>
          </table:table-cell>
          <table:table-cell office:value-type="float" office:value="2257.22718778">
            <text:p>2257,22718778</text:p>
          </table:table-cell>
        </table:table-row>
        <table:table-row table:style-name="ro1">
          <table:table-cell office:value-type="string">
            <text:p>PAES</text:p>
          </table:table-cell>
          <table:table-cell office:value-type="string">
            <text:p>340172</text:p>
          </table:table-cell>
          <table:table-cell office:value-type="float" office:value="13">
            <text:p>13</text:p>
          </table:table-cell>
          <table:table-cell office:value-type="string">
            <text:p>PAE Aqueduc</text:p>
          </table:table-cell>
          <table:table-cell office:value-type="string">
            <text:p>DCM du 22/12/2003</text:p>
          </table:table-cell>
          <table:table-cell/>
          <table:table-cell office:value-type="float" office:value="160593.252">
            <text:p>160593,252</text:p>
          </table:table-cell>
          <table:table-cell office:value-type="float" office:value="160713.153587">
            <text:p>160713,153587</text:p>
          </table:table-cell>
          <table:table-cell office:value-type="float" office:value="3161.46144049">
            <text:p>3161,46144049</text:p>
          </table:table-cell>
        </table:table-row>
        <table:table-row table:style-name="ro1">
          <table:table-cell office:value-type="string">
            <text:p>PAES</text:p>
          </table:table-cell>
          <table:table-cell office:value-type="string">
            <text:p>340172</text:p>
          </table:table-cell>
          <table:table-cell office:value-type="float" office:value="4842">
            <text:p>4842</text:p>
          </table:table-cell>
          <table:table-cell office:value-type="string">
            <text:p>PAE du Mas de Calenda</text:p>
          </table:table-cell>
          <table:table-cell office:value-type="string">
            <text:p>DCM du 03 fevrier 2003</text:p>
          </table:table-cell>
          <table:table-cell/>
          <table:table-cell office:value-type="float" office:value="517002.573">
            <text:p>517002,573</text:p>
          </table:table-cell>
          <table:table-cell office:value-type="float" office:value="517395.225915">
            <text:p>517395,225915</text:p>
          </table:table-cell>
          <table:table-cell office:value-type="float" office:value="3235.55450103">
            <text:p>3235,55450103</text:p>
          </table:table-cell>
        </table:table-row>
        <table:table-row table:style-name="ro1">
          <table:table-cell office:value-type="string">
            <text:p>PAES</text:p>
          </table:table-cell>
          <table:table-cell office:value-type="string">
            <text:p>340172</text:p>
          </table:table-cell>
          <table:table-cell office:value-type="float" office:value="4897">
            <text:p>4897</text:p>
          </table:table-cell>
          <table:table-cell office:value-type="string">
            <text:p>PAE Multisites Marquerose</text:p>
          </table:table-cell>
          <table:table-cell office:value-type="string">
            <text:p>DCM du 7/02/2011</text:p>
          </table:table-cell>
          <table:table-cell office:value-type="string">
            <text:p>PAE Marquerose MAJ06</text:p>
          </table:table-cell>
          <table:table-cell office:value-type="float" office:value="9041.389">
            <text:p>9041,389</text:p>
          </table:table-cell>
          <table:table-cell office:value-type="float" office:value="59887.6237061">
            <text:p>59887,6237061</text:p>
          </table:table-cell>
          <table:table-cell office:value-type="float" office:value="2108.92618882">
            <text:p>2108,92618882</text:p>
          </table:table-cell>
        </table:table-row>
        <table:table-row table:style-name="ro1">
          <table:table-cell office:value-type="string">
            <text:p>PAES</text:p>
          </table:table-cell>
          <table:table-cell office:value-type="string">
            <text:p>340172</text:p>
          </table:table-cell>
          <table:table-cell office:value-type="float" office:value="4898">
            <text:p>4898</text:p>
          </table:table-cell>
          <table:table-cell office:value-type="string">
            <text:p>PAE Prés d'Arènes</text:p>
          </table:table-cell>
          <table:table-cell office:value-type="string">
            <text:p>DCM du 07/02/2007</text:p>
          </table:table-cell>
          <table:table-cell/>
          <table:table-cell office:value-type="float" office:value="0">
            <text:p>0</text:p>
          </table:table-cell>
          <table:table-cell office:value-type="float" office:value="70655.2939235">
            <text:p>70655,2939235</text:p>
          </table:table-cell>
          <table:table-cell office:value-type="float" office:value="1211.37121414">
            <text:p>1211,37121414</text:p>
          </table:table-cell>
        </table:table-row>
        <table:table-row table:style-name="ro1">
          <table:table-cell office:value-type="string">
            <text:p>PAES</text:p>
          </table:table-cell>
          <table:table-cell office:value-type="string">
            <text:p>340172</text:p>
          </table:table-cell>
          <table:table-cell office:value-type="float" office:value="1">
            <text:p>1</text:p>
          </table:table-cell>
          <table:table-cell office:value-type="string">
            <text:p>PAE allée du Tiers Etat</text:p>
          </table:table-cell>
          <table:table-cell office:value-type="string">
            <text:p>DCM du 16/12/2011</text:p>
          </table:table-cell>
          <table:table-cell/>
          <table:table-cell office:value-type="float" office:value="0">
            <text:p>0</text:p>
          </table:table-cell>
          <table:table-cell office:value-type="float" office:value="5264.68106728">
            <text:p>5264,68106728</text:p>
          </table:table-cell>
          <table:table-cell office:value-type="float" office:value="361.685387842">
            <text:p>361,685387842</text:p>
          </table:table-cell>
        </table:table-row>
      </table:table>
      <table:table table:name="Métadonnées" table:style-name="ta1" table:print="false">
        <table:table-column table:style-name="co9"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11</text:p>
          </table:table-cell>
        </table:table-row>
        <table:table-row table:style-name="ro1">
          <table:table-cell/>
        </table:table-row>
        <table:table-row table:style-name="ro1">
          <table:table-cell office:value-type="string">
            <text:p>* TITRE : Plan d&amp;#8217;Aménagement d&amp;#8217;Ensemble</text:p>
          </table:table-cell>
        </table:table-row>
        <table:table-row table:style-name="ro1">
          <table:table-cell/>
        </table:table-row>
        <table:table-row table:style-name="ro1">
          <table:table-cell office:value-type="string">
            <text:p>* IDENTIFIANT : VilleMTP_MTP_PAE_2011</text:p>
          </table:table-cell>
        </table:table-row>
        <table:table-row table:style-name="ro1">
          <table:table-cell/>
        </table:table-row>
        <table:table-row table:style-name="ro1">
          <table:table-cell office:value-type="string">
            <text:p>* DESCRIPTION : <text:s/>La Ville de Montpellier met en place depuis des années de nombreux Plan d'Aménagement d'Ensemble (PAE). Ainsi de nombreuses zones et de nombreux quartiers ont connu un développement de l'urbanisme afin d'améliorer la vie des ses citoyens. Le Plan ou Programme d’Aménagement d’Ensemble (PAE) est un dispositif de participation des constructeurs au financement, en tout ou partie, d’un programme d’équipements publics qu’une commune, ou un EPCI, s’engage à réaliser, dans un secteur déterminé, pour répondre aux besoins des futurs habitants ou usagers des constructions à édifier de ce secteur. </text:p>
          </table:table-cell>
        </table:table-row>
        <table:table-row table:style-name="ro1">
          <table:table-cell/>
        </table:table-row>
        <table:table-row table:style-name="ro1">
          <table:table-cell office:value-type="string">
            <text:p>* COUVERTUTE GÉOGRAPHIQUE : Ville de Montpellier</text:p>
          </table:table-cell>
        </table:table-row>
        <table:table-row table:style-name="ro1">
          <table:table-cell/>
        </table:table-row>
        <table:table-row table:style-name="ro1">
          <table:table-cell office:value-type="string">
            <text:p>* LANGUE : français</text:p>
          </table:table-cell>
        </table:table-row>
        <table:table-row table:style-name="ro1">
          <table:table-cell/>
        </table:table-row>
        <table:table-row table:style-name="ro1">
          <table:table-cell office:value-type="string">
            <text:p>* DATE PUBLICATION : 2011-04-06</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2-06-12</text:p>
          </table:table-cell>
        </table:table-row>
        <table:table-row table:style-name="ro1">
          <table:table-cell/>
        </table:table-row>
        <table:table-row table:style-name="ro1">
          <table:table-cell office:value-type="string">
            <text:p>* PRORIÉTAIRE : Ville de Montpellier</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Habitat &amp;amp; Aménagement</text:p>
          </table:table-cell>
        </table:table-row>
        <table:table-row table:style-name="ro1">
          <table:table-cell/>
        </table:table-row>
        <table:table-row table:style-name="ro1">
          <table:table-cell office:value-type="string">
            <text:p>* THÈME INSPIRE : Planification, cadastre</text:p>
          </table:table-cell>
        </table:table-row>
        <table:table-row table:style-name="ro1">
          <table:table-cell/>
        </table:table-row>
        <table:table-row table:style-name="ro1">
          <table:table-cell office:value-type="string">
            <text:p>* LICENCE : LICENCE OUVERTE / OPEN LICENCE http://www.etalab.gouv.fr/pages/licence-ouverte-open-licence-5899923.html</text:p>
          </table:table-cell>
        </table:table-row>
        <table:table-row table:style-name="ro1">
          <table:table-cell/>
        </table:table-row>
        <table:table-row table:style-name="ro1">
          <table:table-cell office:value-type="string">
            <text:p>* MOTS CLÉS : territoire ; maison ; immeuble ; collectivités locales ; travaux ; aménagement ; urbanisme ; montpellier</text:p>
          </table:table-cell>
        </table:table-row>
        <table:table-row table:style-name="ro1">
          <table:table-cell/>
        </table:table-row>
        <table:table-row table:style-name="ro1">
          <table:table-cell office:value-type="string">
            <text:p>* TARIFICATION : Gratuite</text:p>
          </table:table-cell>
        </table:table-row>
        <table:table-row table:style-name="ro1">
          <table:table-cell/>
        </table:table-row>
        <table:table-row table:style-name="ro1">
          <table:table-cell office:value-type="string">
            <text:p>* INFORMATION COMPLÉMENTAIRE : http://www.montpellier.fr/373-grands-projets-d-urbanisme.htm</text:p>
          </table:table-cell>
        </table:table-row>
        <table:table-row table:style-name="ro1" table:number-rows-repeated="3">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2">12/06/2012</text:date>, <text:time>11:4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06-12T11:44:39.23</dc:date>
    <dc:creator>Jérémie Valentin</dc:creator>
    <meta:editing-duration>PT10S</meta:editing-duration>
    <meta:editing-cycles>1</meta:editing-cycles>
    <meta:document-statistic meta:table-count="2" meta:cell-count="149" meta:object-count="0"/>
  </office:meta>
</office:document-meta>
</file>